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8.56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unidades_sau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Default" office:value-type="string">
            <text:p>ssa_id</text:p>
          </table:table-cell>
          <table:table-cell table:style-name="Default" office:value-type="string">
            <text:p>ssa_nome</text:p>
          </table:table-cell>
          <table:table-cell table:style-name="Default" office:value-type="string">
            <text:p>ssa_cnes</text:p>
          </table:table-cell>
          <table:table-cell table:style-name="Default"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mbulatório Encantar</text:p>
          </table:table-cell>
          <table:table-cell office:value-type="float" office:value="7628552">
            <text:p>7628552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PS II Territorial Bairro Novo</text:p>
          </table:table-cell>
          <table:table-cell office:value-type="float" office:value="3335887">
            <text:p>3335887</text:p>
          </table:table-cell>
          <table:table-cell table:number-columns-repeated="1021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APS II territorial Santa Felicidade</text:p>
          </table:table-cell>
          <table:table-cell office:value-type="float" office:value="5322219">
            <text:p>5322219</text:p>
          </table:table-cell>
          <table:table-cell table:number-columns-repeated="1021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APS II Territorial Tatuquara</text:p>
          </table:table-cell>
          <table:table-cell office:value-type="float" office:value="9695915">
            <text:p>9695915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APS III ad Cajuru</text:p>
          </table:table-cell>
          <table:table-cell office:value-type="float" office:value="3379248">
            <text:p>3379248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APS III Infantil Boa Vista</text:p>
          </table:table-cell>
          <table:table-cell office:value-type="float" office:value="2639432">
            <text:p>2639432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APS III Territorial Boa Vista</text:p>
          </table:table-cell>
          <table:table-cell office:value-type="float" office:value="7149573">
            <text:p>7149573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PS III Territorial Boqueirão</text:p>
          </table:table-cell>
          <table:table-cell office:value-type="float" office:value="7353820">
            <text:p>7353820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APS III Territorial Matriz</text:p>
          </table:table-cell>
          <table:table-cell office:value-type="float" office:value="5319226">
            <text:p>5319226</text:p>
          </table:table-cell>
          <table:table-cell table:number-columns-repeated="1021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APS Infantil II</text:p>
          </table:table-cell>
          <table:table-cell office:value-type="float" office:value="5220041">
            <text:p>5220041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APS Infantil II Pinheirinho</text:p>
          </table:table-cell>
          <table:table-cell office:value-type="float" office:value="3258696">
            <text:p>3258696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APS Territorial II CIC</text:p>
          </table:table-cell>
          <table:table-cell office:value-type="float" office:value="6569749">
            <text:p>6569749</text:p>
          </table:table-cell>
          <table:table-cell table:number-columns-repeated="1021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APS territorial Pinheirinho</text:p>
          </table:table-cell>
          <table:table-cell office:value-type="float" office:value="5484405">
            <text:p>5484405</text:p>
          </table:table-cell>
          <table:table-cell table:number-columns-repeated="1021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APS Territorial Portão</text:p>
          </table:table-cell>
          <table:table-cell office:value-type="float" office:value="5708621">
            <text:p>5708621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EM Salgado Filho</text:p>
          </table:table-cell>
          <table:table-cell office:value-type="float" office:value="5584787">
            <text:p>5584787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EM Vila Hauer</text:p>
          </table:table-cell>
          <table:table-cell office:value-type="float" office:value="5586372">
            <text:p>5586372</text:p>
          </table:table-cell>
          <table:table-cell table:number-columns-repeated="1021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string">
            <text:p>CENTRO DE ESPECIALIDADES MAE CURITIBANA </text:p>
          </table:table-cell>
          <table:table-cell table:style-name="ce3" office:value-type="float" office:value="5587956">
            <text:p>5587956</text:p>
          </table:table-cell>
          <table:table-cell table:number-columns-repeated="1021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ENTRO DE ESPECIALIDADES MEDICAS MATRIZ</text:p>
          </table:table-cell>
          <table:table-cell office:value-type="float" office:value="15466">
            <text:p>15466</text:p>
          </table:table-cell>
          <table:table-cell table:number-columns-repeated="1021"/>
        </table:table-row>
        <table:table-row table:style-name="ro3">
          <table:table-cell office:value-type="float" office:value="145">
            <text:p>145</text:p>
          </table:table-cell>
          <table:table-cell table:style-name="ce3" office:value-type="string">
            <text:p>CENTRO DE ESPECIALIDADES OUVIDOR PARDINHO </text:p>
          </table:table-cell>
          <table:table-cell table:style-name="ce3" office:value-type="float" office:value="5583225">
            <text:p>5583225</text:p>
          </table:table-cell>
          <table:table-cell table:number-columns-repeated="1021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entro de Especialidades Santa Felicidade</text:p>
          </table:table-cell>
          <table:table-cell office:value-type="float" office:value="3270785">
            <text:p>3270785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entro Médico Comunitário Bairro Novo</text:p>
          </table:table-cell>
          <table:table-cell office:value-type="float" office:value="16462">
            <text:p>16462</text:p>
          </table:table-cell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EO Prof. Leo Kriger</text:p>
          </table:table-cell>
          <table:table-cell office:value-type="float" office:value="2639483">
            <text:p>2639483</text:p>
          </table:table-cell>
          <table:table-cell table:number-columns-repeated="1021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EO Sylvio Gevaerd</text:p>
          </table:table-cell>
          <table:table-cell office:value-type="float" office:value="3453111">
            <text:p>3453111</text:p>
          </table:table-cell>
          <table:table-cell table:number-columns-repeated="102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OA</text:p>
          </table:table-cell>
          <table:table-cell office:value-type="float" office:value="2639513">
            <text:p>2639513</text:p>
          </table:table-cell>
          <table:table-cell table:number-columns-repeated="1021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Hospital Zilda Arns</text:p>
          </table:table-cell>
          <table:table-cell office:value-type="float" office:value="6388671">
            <text:p>6388671</text:p>
          </table:table-cell>
          <table:table-cell table:number-columns-repeated="1021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Laboratório Municipal</text:p>
          </table:table-cell>
          <table:table-cell office:value-type="float" office:value="2639653">
            <text:p>2639653</text:p>
          </table:table-cell>
          <table:table-cell table:number-columns-repeated="1021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UEP - Casa Irmã Dulce</text:p>
          </table:table-cell>
          <table:table-cell office:value-type="float" office:value="82430">
            <text:p>82430</text:p>
          </table:table-cell>
          <table:table-cell table:number-columns-repeated="1021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string">
            <text:p>UMS DE ORTESE E PROTESE</text:p>
          </table:table-cell>
          <table:table-cell table:style-name="ce3" office:value-type="float" office:value="3563413">
            <text:p>3563413</text:p>
          </table:table-cell>
          <table:table-cell table:number-columns-repeated="1021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UMS HIGIENOPOLIS</text:p>
          </table:table-cell>
          <table:table-cell office:value-type="float" office:value="5701104">
            <text:p>5701104</text:p>
          </table:table-cell>
          <table:table-cell table:number-columns-repeated="1021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UPA Boa Vista</text:p>
          </table:table-cell>
          <table:table-cell table:style-name="ce2" office:value-type="float" office:value="17396">
            <text:p>17396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UPA Boqueirão</text:p>
          </table:table-cell>
          <table:table-cell table:style-name="ce2" office:value-type="float" office:value="2438917">
            <text:p>2438917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UPA Cajuru</text:p>
          </table:table-cell>
          <table:table-cell table:style-name="ce2" office:value-type="float" office:value="5323436">
            <text:p>5323436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2" office:value-type="string">
            <text:p>UPA Campo Comprido</text:p>
          </table:table-cell>
          <table:table-cell table:style-name="ce2" office:value-type="float" office:value="2639548">
            <text:p>2639548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2" office:value-type="string">
            <text:p>UPA CIC</text:p>
          </table:table-cell>
          <table:table-cell table:style-name="ce2" office:value-type="float" office:value="5323495">
            <text:p>5323495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2" office:value-type="string">
            <text:p>UPA Fazendinha</text:p>
          </table:table-cell>
          <table:table-cell table:style-name="ce2" office:value-type="float" office:value="2639467">
            <text:p>2639467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2" office:value-type="string">
            <text:p>UPA MATRIZ</text:p>
          </table:table-cell>
          <table:table-cell table:style-name="ce4" office:value-type="float" office:value="7485085">
            <text:p>7485085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2" office:value-type="string">
            <text:p>UPA Pinheirinho</text:p>
          </table:table-cell>
          <table:table-cell table:style-name="ce2" office:value-type="float" office:value="3827836">
            <text:p>3827836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UPA Sítio Cercado</text:p>
          </table:table-cell>
          <table:table-cell table:style-name="ce2" office:value-type="float" office:value="2639556">
            <text:p>2639556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2" office:value-type="string">
            <text:p>UPA Tatuquara</text:p>
          </table:table-cell>
          <table:table-cell table:style-name="ce2" office:value-type="float" office:value="9214097">
            <text:p>9214097</text:p>
          </table:table-cell>
          <table:table-cell table:style-name="ce2"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S Abaeté</text:p>
          </table:table-cell>
          <table:table-cell office:value-type="float" office:value="17531">
            <text:p>17531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S Abranches</text:p>
          </table:table-cell>
          <table:table-cell office:value-type="float" office:value="6724299">
            <text:p>6724299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S Alvorada</text:p>
          </table:table-cell>
          <table:table-cell office:value-type="float" office:value="5506115">
            <text:p>5506115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US Atenas</text:p>
          </table:table-cell>
          <table:table-cell office:value-type="float" office:value="16918">
            <text:p>16918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S Atuba</text:p>
          </table:table-cell>
          <table:table-cell office:value-type="float" office:value="17523">
            <text:p>17523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US Augusta</text:p>
          </table:table-cell>
          <table:table-cell office:value-type="float" office:value="16896">
            <text:p>16896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US Aurora</text:p>
          </table:table-cell>
          <table:table-cell office:value-type="float" office:value="16624">
            <text:p>16624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S Bacacheri</text:p>
          </table:table-cell>
          <table:table-cell office:value-type="float" office:value="17515">
            <text:p>17515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S Bairro Alto</text:p>
          </table:table-cell>
          <table:table-cell office:value-type="float" office:value="2639378">
            <text:p>2639378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 Bairro Novo</text:p>
          </table:table-cell>
          <table:table-cell office:value-type="float" office:value="16934">
            <text:p>16934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US Barigui</text:p>
          </table:table-cell>
          <table:table-cell office:value-type="float" office:value="16632">
            <text:p>16632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S Barreirinha</text:p>
          </table:table-cell>
          <table:table-cell office:value-type="float" office:value="17507">
            <text:p>17507</text:p>
          </table:table-cell>
          <table:table-cell table:number-columns-repeated="1021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US Bom Pastor</text:p>
          </table:table-cell>
          <table:table-cell office:value-type="float" office:value="16802">
            <text:p>16802</text:p>
          </table:table-cell>
          <table:table-cell table:number-columns-repeated="1021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US Butiatuvinha</text:p>
          </table:table-cell>
          <table:table-cell office:value-type="float" office:value="16829">
            <text:p>16829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US Caiuá</text:p>
          </table:table-cell>
          <table:table-cell office:value-type="float" office:value="2639440">
            <text:p>2639440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US Cajuru</text:p>
          </table:table-cell>
          <table:table-cell office:value-type="float" office:value="17108">
            <text:p>17108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US Camargo</text:p>
          </table:table-cell>
          <table:table-cell office:value-type="float" office:value="17094">
            <text:p>17094</text:p>
          </table:table-cell>
          <table:table-cell table:number-columns-repeated="1021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US Campina do Siqueira</text:p>
          </table:table-cell>
          <table:table-cell office:value-type="float" office:value="16888">
            <text:p>16888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US Campo Alegre</text:p>
          </table:table-cell>
          <table:table-cell office:value-type="float" office:value="9110402">
            <text:p>9110402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US Cândido Portinari</text:p>
          </table:table-cell>
          <table:table-cell office:value-type="float" office:value="2639424">
            <text:p>2639424</text:p>
          </table:table-cell>
          <table:table-cell table:number-columns-repeated="1021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US Capanema</text:p>
          </table:table-cell>
          <table:table-cell office:value-type="float" office:value="15474">
            <text:p>15474</text:p>
          </table:table-cell>
          <table:table-cell table:number-columns-repeated="1021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US Caximba</text:p>
          </table:table-cell>
          <table:table-cell office:value-type="float" office:value="16950">
            <text:p>16950</text:p>
          </table:table-cell>
          <table:table-cell table:number-columns-repeated="1021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US Concórdia</text:p>
          </table:table-cell>
          <table:table-cell office:value-type="float" office:value="17256">
            <text:p>1725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 Coqueiros</text:p>
          </table:table-cell>
          <table:table-cell office:value-type="float" office:value="7686625">
            <text:p>7686625</text:p>
          </table:table-cell>
          <table:table-cell table:number-columns-repeated="1021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US Dom Bosco</text:p>
          </table:table-cell>
          <table:table-cell office:value-type="float" office:value="16985">
            <text:p>16985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S Érico Veríssimo</text:p>
          </table:table-cell>
          <table:table-cell office:value-type="float" office:value="17191">
            <text:p>17191</text:p>
          </table:table-cell>
          <table:table-cell table:style-name="ce2"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 Esmeralda</text:p>
          </table:table-cell>
          <table:table-cell office:value-type="float" office:value="17124">
            <text:p>17124</text:p>
          </table:table-cell>
          <table:table-cell table:number-columns-repeated="1021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US Estrela</text:p>
          </table:table-cell>
          <table:table-cell office:value-type="float" office:value="16659">
            <text:p>16659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S Eucaliptos</text:p>
          </table:table-cell>
          <table:table-cell office:value-type="float" office:value="17132">
            <text:p>17132</text:p>
          </table:table-cell>
          <table:table-cell table:number-columns-repeated="1021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US Fanny Lindóia</text:p>
          </table:table-cell>
          <table:table-cell office:value-type="float" office:value="16667">
            <text:p>16667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S Fernando Noronha</text:p>
          </table:table-cell>
          <table:table-cell office:value-type="float" office:value="17493">
            <text:p>17493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US Ipiranga</text:p>
          </table:table-cell>
          <table:table-cell office:value-type="float" office:value="17299">
            <text:p>17299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US Iracema</text:p>
          </table:table-cell>
          <table:table-cell office:value-type="float" office:value="17035">
            <text:p>17035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S Irmã Teresa Araújo</text:p>
          </table:table-cell>
          <table:table-cell office:value-type="float" office:value="17159">
            <text:p>17159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S Jardim Aliança</text:p>
          </table:table-cell>
          <table:table-cell office:value-type="float" office:value="9381015">
            <text:p>9381015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US Jardim Gabineto</text:p>
          </table:table-cell>
          <table:table-cell office:value-type="float" office:value="16810">
            <text:p>16810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S Jardim Paranaense</text:p>
          </table:table-cell>
          <table:table-cell office:value-type="float" office:value="17213">
            <text:p>17213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S João Cândido</text:p>
          </table:table-cell>
          <table:table-cell office:value-type="float" office:value="16977">
            <text:p>16977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US Lotiguaçu</text:p>
          </table:table-cell>
          <table:table-cell office:value-type="float" office:value="17086">
            <text:p>17086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US Mãe Curitibana</text:p>
          </table:table-cell>
          <table:table-cell office:value-type="float" office:value="3912698">
            <text:p>3912698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US Maria Angélica</text:p>
          </table:table-cell>
          <table:table-cell office:value-type="float" office:value="17280">
            <text:p>17280</text:p>
          </table:table-cell>
          <table:table-cell table:number-columns-repeated="1021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US Medianeira</text:p>
          </table:table-cell>
          <table:table-cell office:value-type="float" office:value="5932238">
            <text:p>5932238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S Menonitas</text:p>
          </table:table-cell>
          <table:table-cell office:value-type="float" office:value="5709512">
            <text:p>5709512</text:p>
          </table:table-cell>
          <table:table-cell table:number-columns-repeated="1021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US Monteiro Lobato</text:p>
          </table:table-cell>
          <table:table-cell office:value-type="float" office:value="5196809">
            <text:p>5196809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S Moradias Belém</text:p>
          </table:table-cell>
          <table:table-cell office:value-type="float" office:value="17140">
            <text:p>17140</text:p>
          </table:table-cell>
          <table:table-cell table:number-columns-repeated="1021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US Moradias da Ordem</text:p>
          </table:table-cell>
          <table:table-cell office:value-type="float" office:value="17361">
            <text:p>1736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S Nossa Senhora Aparecida</text:p>
          </table:table-cell>
          <table:table-cell office:value-type="float" office:value="16969">
            <text:p>16969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US Nossa Senhora da Luz</text:p>
          </table:table-cell>
          <table:table-cell office:value-type="float" office:value="17272">
            <text:p>17272</text:p>
          </table:table-cell>
          <table:table-cell table:number-columns-repeated="1021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US Nova Órleans</text:p>
          </table:table-cell>
          <table:table-cell office:value-type="float" office:value="16861">
            <text:p>16861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S Osternack</text:p>
          </table:table-cell>
          <table:table-cell office:value-type="float" office:value="16942">
            <text:p>16942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US Oswaldo Cruz</text:p>
          </table:table-cell>
          <table:table-cell office:value-type="float" office:value="17302">
            <text:p>17302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US Ouvidor Pardinho</text:p>
          </table:table-cell>
          <table:table-cell office:value-type="float" office:value="2639572">
            <text:p>2639572</text:p>
          </table:table-cell>
          <table:table-cell table:number-columns-repeated="1021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US Palmeiras</text:p>
          </table:table-cell>
          <table:table-cell office:value-type="float" office:value="17019">
            <text:p>17019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S Pantanal</text:p>
          </table:table-cell>
          <table:table-cell office:value-type="float" office:value="3507815">
            <text:p>350781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S Parigot de Souza</text:p>
          </table:table-cell>
          <table:table-cell office:value-type="float" office:value="17027">
            <text:p>17027</text:p>
          </table:table-cell>
          <table:table-cell table:number-columns-repeated="102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US Parolin</text:p>
          </table:table-cell>
          <table:table-cell office:value-type="float" office:value="16675">
            <text:p>16675</text:p>
          </table:table-cell>
          <table:table-cell table:number-columns-repeated="1021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US Parque Industrial</text:p>
          </table:table-cell>
          <table:table-cell office:value-type="float" office:value="17337">
            <text:p>17337</text:p>
          </table:table-cell>
          <table:table-cell table:number-columns-repeated="1021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US Pilarzinho</text:p>
          </table:table-cell>
          <table:table-cell office:value-type="float" office:value="17485">
            <text:p>17485</text:p>
          </table:table-cell>
          <table:table-cell table:number-columns-repeated="1021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US Pinheiros</text:p>
          </table:table-cell>
          <table:table-cell office:value-type="float" office:value="16837">
            <text:p>16837</text:p>
          </table:table-cell>
          <table:table-cell table:number-columns-repeated="1021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US Pompéia</text:p>
          </table:table-cell>
          <table:table-cell office:value-type="float" office:value="17310">
            <text:p>17310</text:p>
          </table:table-cell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US Rio Bonito</text:p>
          </table:table-cell>
          <table:table-cell office:value-type="float" office:value="5142725">
            <text:p>5142725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US Sabará</text:p>
          </table:table-cell>
          <table:table-cell office:value-type="float" office:value="16683">
            <text:p>16683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US Sagrado Coração</text:p>
          </table:table-cell>
          <table:table-cell office:value-type="float" office:value="17264">
            <text:p>17264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US Salgado Filho</text:p>
          </table:table-cell>
          <table:table-cell office:value-type="float" office:value="2715899">
            <text:p>2715899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S Salvador Allende</text:p>
          </table:table-cell>
          <table:table-cell office:value-type="float" office:value="17000">
            <text:p>17000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 Sambaqui</text:p>
          </table:table-cell>
          <table:table-cell office:value-type="float" office:value="5446392">
            <text:p>5446392</text:p>
          </table:table-cell>
          <table:table-cell table:style-name="ce2" table:number-columns-repeated="1021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US Santa Amélia</text:p>
          </table:table-cell>
          <table:table-cell office:value-type="float" office:value="16691">
            <text:p>16691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 Santa Cândida</text:p>
          </table:table-cell>
          <table:table-cell office:value-type="float" office:value="17477">
            <text:p>17477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S Santa Efigênia</text:p>
          </table:table-cell>
          <table:table-cell office:value-type="float" office:value="17469">
            <text:p>17469</text:p>
          </table:table-cell>
          <table:table-cell table:number-columns-repeated="1021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US Santa Felicidade</text:p>
          </table:table-cell>
          <table:table-cell office:value-type="float" office:value="16926">
            <text:p>16926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US Santa Quitéria 1</text:p>
          </table:table-cell>
          <table:table-cell office:value-type="float" office:value="16705">
            <text:p>16705</text:p>
          </table:table-cell>
          <table:table-cell table:number-columns-repeated="1021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US Santa Quitéria 2</text:p>
          </table:table-cell>
          <table:table-cell office:value-type="float" office:value="5484456">
            <text:p>5484456</text:p>
          </table:table-cell>
          <table:table-cell table:number-columns-repeated="1021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US Santa Rita</text:p>
          </table:table-cell>
          <table:table-cell office:value-type="float" office:value="17353">
            <text:p>17353</text:p>
          </table:table-cell>
          <table:table-cell table:number-columns-repeated="1021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US Santos Andrade</text:p>
          </table:table-cell>
          <table:table-cell office:value-type="float" office:value="16799">
            <text:p>16799</text:p>
          </table:table-cell>
          <table:table-cell table:number-columns-repeated="1021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US São Braz</text:p>
          </table:table-cell>
          <table:table-cell office:value-type="float" office:value="16845">
            <text:p>16845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US São Domingos</text:p>
          </table:table-cell>
          <table:table-cell office:value-type="float" office:value="17078">
            <text:p>17078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 São João Del Rey</text:p>
          </table:table-cell>
          <table:table-cell office:value-type="float" office:value="16993">
            <text:p>16993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US São José</text:p>
          </table:table-cell>
          <table:table-cell office:value-type="float" office:value="16853">
            <text:p>16853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US São Miguel</text:p>
          </table:table-cell>
          <table:table-cell office:value-type="float" office:value="16713">
            <text:p>16713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US São Paulo</text:p>
          </table:table-cell>
          <table:table-cell office:value-type="float" office:value="17116">
            <text:p>17116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S São Pedro</text:p>
          </table:table-cell>
          <table:table-cell office:value-type="float" office:value="17175">
            <text:p>17175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US Solitude</text:p>
          </table:table-cell>
          <table:table-cell office:value-type="float" office:value="17051">
            <text:p>17051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US Taiz Viviane Machado</text:p>
          </table:table-cell>
          <table:table-cell office:value-type="float" office:value="17388">
            <text:p>17388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US Tancredo Neves</text:p>
          </table:table-cell>
          <table:table-cell office:value-type="float" office:value="16721">
            <text:p>16721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S Tapajós</text:p>
          </table:table-cell>
          <table:table-cell office:value-type="float" office:value="17167">
            <text:p>17167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 Tarumã</text:p>
          </table:table-cell>
          <table:table-cell office:value-type="float" office:value="17450">
            <text:p>17450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S Tingui</text:p>
          </table:table-cell>
          <table:table-cell office:value-type="float" office:value="17442">
            <text:p>17442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US Trindade</text:p>
          </table:table-cell>
          <table:table-cell office:value-type="float" office:value="17043">
            <text:p>17043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US Trindade 2</text:p>
          </table:table-cell>
          <table:table-cell office:value-type="float" office:value="3359646">
            <text:p>3359646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US Uberaba de Cima</text:p>
          </table:table-cell>
          <table:table-cell office:value-type="float" office:value="2639408">
            <text:p>2639408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S Umbará I</text:p>
          </table:table-cell>
          <table:table-cell office:value-type="float" office:value="3862224">
            <text:p>3862224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S Umbará II</text:p>
          </table:table-cell>
          <table:table-cell office:value-type="float" office:value="3298949">
            <text:p>3298949</text:p>
          </table:table-cell>
          <table:table-cell table:number-columns-repeated="102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US União das Vilas</text:p>
          </table:table-cell>
          <table:table-cell office:value-type="float" office:value="16780">
            <text:p>16780</text:p>
          </table:table-cell>
          <table:table-cell table:number-columns-repeated="1021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US Vila Clarice</text:p>
          </table:table-cell>
          <table:table-cell office:value-type="float" office:value="16748">
            <text:p>16748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S Vila Diana</text:p>
          </table:table-cell>
          <table:table-cell office:value-type="float" office:value="17426">
            <text:p>17426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S Vila Esperança</text:p>
          </table:table-cell>
          <table:table-cell office:value-type="float" office:value="17434">
            <text:p>17434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US Vila Feliz</text:p>
          </table:table-cell>
          <table:table-cell office:value-type="float" office:value="16756">
            <text:p>16756</text:p>
          </table:table-cell>
          <table:table-cell table:number-columns-repeated="1021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US Vila Guaíra</text:p>
          </table:table-cell>
          <table:table-cell office:value-type="float" office:value="16764">
            <text:p>16764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S Vila Hauer</text:p>
          </table:table-cell>
          <table:table-cell office:value-type="float" office:value="17221">
            <text:p>17221</text:p>
          </table:table-cell>
          <table:table-cell table:number-columns-repeated="1021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US Vila Leão</text:p>
          </table:table-cell>
          <table:table-cell office:value-type="float" office:value="16772">
            <text:p>16772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S Vila Leonice</text:p>
          </table:table-cell>
          <table:table-cell office:value-type="float" office:value="17558">
            <text:p>17558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US Vila Machado</text:p>
          </table:table-cell>
          <table:table-cell office:value-type="float" office:value="17329">
            <text:p>17329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US Vila Sandra</text:p>
          </table:table-cell>
          <table:table-cell office:value-type="float" office:value="5406617">
            <text:p>5406617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S Vila Verde</text:p>
          </table:table-cell>
          <table:table-cell office:value-type="float" office:value="17345">
            <text:p>1734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S Visitação</text:p>
          </table:table-cell>
          <table:table-cell office:value-type="float" office:value="17248">
            <text:p>17248</text:p>
          </table:table-cell>
          <table:table-cell table:number-columns-repeated="102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US Vista Alegre</text:p>
          </table:table-cell>
          <table:table-cell office:value-type="float" office:value="17418">
            <text:p>17418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US Vitória Régia</text:p>
          </table:table-cell>
          <table:table-cell office:value-type="float" office:value="5406625">
            <text:p>540662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S Waldemar Monastier</text:p>
          </table:table-cell>
          <table:table-cell office:value-type="float" office:value="17205">
            <text:p>17205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S Xapinhal</text:p>
          </table:table-cell>
          <table:table-cell office:value-type="float" office:value="2639394">
            <text:p>263939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S Xaxim</text:p>
          </table:table-cell>
          <table:table-cell office:value-type="float" office:value="17183">
            <text:p>17183</text:p>
          </table:table-cell>
          <table:table-cell table:number-columns-repeated="1021"/>
        </table:table-row>
      </table:table>
      <table:database-ranges>
        <table:database-range table:target-range-address="unidades_saude.A1:unidades_saude.C1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7">07/02/2024</text:date>, <text:time>14:3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07T14:39:09</dc:date>
    <meta:editing-duration>PT2H35M7S</meta:editing-duration>
    <meta:editing-cycles>118</meta:editing-cycles>
    <meta:generator>OpenOffice/4.1.14$Unix OpenOffice.org_project/4114m1$Build-9811</meta:generator>
    <dc:creator>Fábio </dc:creator>
    <meta:document-statistic meta:table-count="1" meta:cell-count="450" meta:object-count="0"/>
  </office:meta>
</office:document-meta>
</file>